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rencana-materi" style:family="table">
      <style:table-properties style:width="6.925in" table:align="margins"/>
    </style:style>
    <style:style style:name="rencana-materi.A" style:family="table-column">
      <style:table-column-properties style:column-width="1.25in" style:rel-column-width="11829*"/>
    </style:style>
    <style:style style:name="rencana-materi.B" style:family="table-column">
      <style:table-column-properties style:column-width="5.675in" style:rel-column-width="53706*"/>
    </style:style>
    <style:style style:name="rencana-materi.A1" style:family="table-cell">
      <style:table-cell-properties fo:padding="0.0382in" fo:border-left="0.05pt solid #000000" fo:border-right="none" fo:border-top="0.05pt solid #000000" fo:border-bottom="0.05pt solid #000000"/>
    </style:style>
    <style:style style:name="rencana-materi.B1" style:family="table-cell">
      <style:table-cell-properties fo:padding="0.0382in" fo:border="0.05pt solid #000000"/>
    </style:style>
    <style:style style:name="rencana-materi.A2" style:family="table-cell">
      <style:table-cell-properties fo:padding="0.0382in" fo:border-left="0.05pt solid #000000" fo:border-right="none" fo:border-top="none" fo:border-bottom="0.05pt solid #000000"/>
    </style:style>
    <style:style style:name="rencana-materi.B2" style:family="table-cell">
      <style:table-cell-properties fo:padding="0.0382in" fo:border-left="0.05pt solid #000000" fo:border-right="0.05pt solid #000000" fo:border-top="none" fo:border-bottom="0.05pt solid #000000"/>
    </style:style>
    <style:style style:name="ttd-komting" style:family="table">
      <style:table-properties style:width="6.925in" table:align="margins"/>
    </style:style>
    <style:style style:name="ttd-komting.A" style:family="table-column">
      <style:table-column-properties style:column-width="3.4625in" style:rel-column-width="32767*"/>
    </style:style>
    <style:style style:name="ttd-komting.B" style:family="table-column">
      <style:table-column-properties style:column-width="3.4625in" style:rel-column-width="32768*"/>
    </style:style>
    <style:style style:name="ttd-komting.A1" style:family="table-cell">
      <style:table-cell-properties fo:background-color="transparent" fo:padding="0.0382in" fo:border="non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officeooo:rsid="0003464e" officeooo:paragraph-rsid="0003464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44ff8" officeooo:paragraph-rsid="00044ff8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5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6" style:family="paragraph" style:parent-style-name="Table_20_Contents">
      <style:paragraph-properties fo:text-align="center" style:justify-single-word="false"/>
      <style:text-properties officeooo:rsid="000561ad" officeooo:paragraph-rsid="000561ad"/>
    </style:style>
    <style:style style:name="P7" style:family="paragraph" style:parent-style-name="Table_20_Contents">
      <style:paragraph-properties fo:text-align="justify" style:justify-single-word="false"/>
      <style:text-properties officeooo:rsid="000561ad" officeooo:paragraph-rsid="000561a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officeooo:paragraph-rsid="000a5445"/>
    </style:style>
    <style:style style:name="P10" style:family="paragraph" style:parent-style-name="Table_20_Contents">
      <style:paragraph-properties fo:text-align="justify" style:justify-single-word="false"/>
      <style:text-properties officeooo:rsid="000a5445" officeooo:paragraph-rsid="000a5445"/>
    </style:style>
    <style:style style:name="P11" style:family="paragraph" style:parent-style-name="Table_20_Contents">
      <style:paragraph-properties fo:text-align="center" style:justify-single-word="false"/>
      <style:text-properties officeooo:rsid="000a5445" officeooo:paragraph-rsid="000a5445"/>
    </style:style>
    <style:style style:name="P12" style:family="paragraph" style:parent-style-name="Table_20_Contents">
      <style:paragraph-properties fo:text-align="justify" style:justify-single-word="false"/>
      <style:text-properties officeooo:rsid="000d1970" officeooo:paragraph-rsid="000d1970"/>
    </style:style>
    <style:style style:name="P13" style:family="paragraph" style:parent-style-name="Table_20_Contents">
      <style:paragraph-properties fo:text-align="center" style:justify-single-word="false"/>
      <style:text-properties officeooo:rsid="000d2fad" officeooo:paragraph-rsid="000d2fad"/>
    </style:style>
    <style:style style:name="P14" style:family="paragraph" style:parent-style-name="Table_20_Contents">
      <style:paragraph-properties fo:text-align="center" style:justify-single-word="false"/>
      <style:text-properties officeooo:rsid="000dd404" officeooo:paragraph-rsid="000dd404"/>
    </style:style>
    <style:style style:name="P15" style:family="paragraph" style:parent-style-name="Table_20_Contents">
      <style:paragraph-properties fo:text-align="justify" style:justify-single-word="false"/>
      <style:text-properties officeooo:rsid="000dd404" officeooo:paragraph-rsid="000dd404"/>
    </style:style>
    <style:style style:name="P16" style:family="paragraph" style:parent-style-name="Standard" style:list-style-name="L1" style:master-page-name="">
      <style:paragraph-properties fo:margin-left="0.25in" fo:margin-right="0in" fo:line-height="150%" fo:text-align="justify" style:justify-single-word="false" fo:text-indent="-0.25in" style:auto-text-indent="false" style:page-number="auto">
        <style:tab-stops/>
      </style:paragraph-properties>
      <style:text-properties officeooo:rsid="00044ff8" officeooo:paragraph-rsid="00044ff8"/>
    </style:style>
    <style:style style:name="P17" style:family="paragraph" style:parent-style-name="Standard" style:list-style-name="L1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rsid="00044ff8" officeooo:paragraph-rsid="00044ff8"/>
    </style:style>
    <style:style style:name="P18" style:family="paragraph" style:parent-style-name="Standard" style:list-style-name="L1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44ff8" officeooo:paragraph-rsid="00044ff8"/>
    </style:style>
    <style:style style:name="P19" style:family="paragraph" style:parent-style-name="Standard" style:list-style-name="L1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66887" officeooo:paragraph-rsid="00066887"/>
    </style:style>
    <style:style style:name="P20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561ad" officeooo:paragraph-rsid="000561ad"/>
    </style:style>
    <style:style style:name="P21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66887" officeooo:paragraph-rsid="00066887"/>
    </style:style>
    <style:style style:name="P22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fo:font-style="normal" officeooo:rsid="00066887" officeooo:paragraph-rsid="00066887" style:font-style-asian="normal" style:font-style-complex="normal"/>
    </style:style>
    <style:style style:name="P23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958ef" officeooo:paragraph-rsid="000958ef"/>
    </style:style>
    <style:style style:name="P24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7b19f" officeooo:paragraph-rsid="0007b19f"/>
    </style:style>
    <style:style style:name="P25" style:family="paragraph" style:parent-style-name="Standard" style:list-style-name="L1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a5445" officeooo:paragraph-rsid="000a5445"/>
    </style:style>
    <style:style style:name="P26" style:family="paragraph" style:parent-style-name="Standard" style:list-style-name="L1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44ff8" officeooo:paragraph-rsid="00044ff8"/>
    </style:style>
    <style:style style:name="P27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28" style:family="paragraph" style:parent-style-name="Table_20_Contents" style:list-style-name="L2">
      <style:paragraph-properties fo:margin-left="0.25in" fo:margin-right="0in" fo:text-align="justify" style:justify-single-word="false" fo:text-indent="-0.25in" style:auto-text-indent="false">
        <style:tab-stops/>
      </style:paragraph-properties>
      <style:text-properties officeooo:rsid="000a5445" officeooo:paragraph-rsid="000a544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c23c7" style:font-style-asian="normal" style:font-style-complex="normal"/>
    </style:style>
    <style:style style:name="T4" style:family="text">
      <style:text-properties officeooo:rsid="0007b19f"/>
    </style:style>
    <style:style style:name="T5" style:family="text">
      <style:text-properties officeooo:rsid="000a5445"/>
    </style:style>
    <style:style style:name="T6" style:family="text">
      <style:text-properties officeooo:rsid="000c23c7"/>
    </style:style>
    <style:style style:name="T7" style:family="text">
      <style:text-properties officeooo:rsid="000d1970"/>
    </style:style>
    <style:style style:name="T8" style:family="text">
      <style:text-properties officeooo:rsid="000dd404"/>
    </style:style>
    <style:style style:name="T9" style:family="text">
      <style:text-properties officeooo:rsid="000fc475"/>
    </style:style>
    <style:style style:name="T10" style:family="text">
      <style:text-properties officeooo:rsid="00153c50"/>
    </style:style>
    <text:list-style style:name="L1">
      <text:list-level-style-number text:level="1" style:num-prefix=" 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prefix=" 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TRAK PERKULIAHAN</text:p>
      <text:p text:style-name="P1"/>
      <text:p text:style-name="P2">Kami perwakilan dari semester IV <text:span text:style-name="T10">C</text:span>, menyetujui Kontrak Perkuliahan mata kuliah Pemrograman Komputer 2 yang diampu oleh Bapak Priyanto Tamami, S.Kom, dengan poin-poin sebagai berikut :</text:p>
      <text:list xml:id="list2476915054218911014" text:style-name="L1">
        <text:list-item>
          <text:p text:style-name="P16">Kehadiran</text:p>
          <text:list>
            <text:list-item>
              <text:p text:style-name="P18">Jumlah total perkuliahan adalah 1<text:span text:style-name="T7">4</text:span> pertemuan dengan rincian pertemuan adalah sebagai berikut :</text:p>
            </text:list-item>
          </text:list>
        </text:list-item>
      </text:list>
      <table:table table:name="rencana-materi" table:style-name="rencana-materi">
        <table:table-column table:style-name="rencana-materi.A"/>
        <table:table-column table:style-name="rencana-materi.B"/>
        <table:table-row>
          <table:table-cell table:style-name="rencana-materi.A1" office:value-type="string">
            <text:p text:style-name="P6">Pertemuan Ke-</text:p>
          </table:table-cell>
          <table:table-cell table:style-name="rencana-materi.B1" office:value-type="string">
            <text:p text:style-name="P6">Materi</text:p>
          </table:table-cell>
        </table:table-row>
        <table:table-row>
          <table:table-cell table:style-name="rencana-materi.A2" office:value-type="string">
            <text:p text:style-name="P6">1</text:p>
          </table:table-cell>
          <table:table-cell table:style-name="rencana-materi.B2" office:value-type="string">
            <text:p text:style-name="P7">Kontrak Perkuliahan, Pengenalan Mata Kuliah, Pengantar Pemrograman Java</text:p>
          </table:table-cell>
        </table:table-row>
        <table:table-row>
          <table:table-cell table:style-name="rencana-materi.A2" office:value-type="string">
            <text:p text:style-name="P6">2</text:p>
          </table:table-cell>
          <table:table-cell table:style-name="rencana-materi.B2" office:value-type="string">
            <text:p text:style-name="P7">Pengertian dan implementasi Pemrograman Generic </text:p>
          </table:table-cell>
        </table:table-row>
        <table:table-row>
          <table:table-cell table:style-name="rencana-materi.A2" office:value-type="string">
            <text:p text:style-name="P14">3</text:p>
          </table:table-cell>
          <table:table-cell table:style-name="rencana-materi.B2" office:value-type="string">
            <text:p text:style-name="P15">Pengertian dan Implementasi Collection</text:p>
          </table:table-cell>
        </table:table-row>
        <table:table-row>
          <table:table-cell table:style-name="rencana-materi.A2" office:value-type="string">
            <text:p text:style-name="P14">4</text:p>
          </table:table-cell>
          <table:table-cell table:style-name="rencana-materi.B2" office:value-type="string">
            <text:p text:style-name="P7">Implementasi Multithreading pada Java</text:p>
          </table:table-cell>
        </table:table-row>
        <table:table-row>
          <table:table-cell table:style-name="rencana-materi.A2" office:value-type="string">
            <text:p text:style-name="P14">5</text:p>
          </table:table-cell>
          <table:table-cell table:style-name="rencana-materi.B2" office:value-type="string">
            <text:p text:style-name="P7">Implementasi Serialization pada Java</text:p>
          </table:table-cell>
        </table:table-row>
        <table:table-row>
          <table:table-cell table:style-name="rencana-materi.A2" office:value-type="string">
            <text:p text:style-name="P14">6</text:p>
          </table:table-cell>
          <table:table-cell table:style-name="rencana-materi.B2" office:value-type="string">
            <text:p text:style-name="P7">Tinjauan dasar jaringan dan implementasi pemrograman Socket di Java</text:p>
          </table:table-cell>
        </table:table-row>
        <table:table-row>
          <table:table-cell table:style-name="rencana-materi.A2" office:value-type="string">
            <text:p text:style-name="P14">7</text:p>
          </table:table-cell>
          <table:table-cell table:style-name="rencana-materi.B2" office:value-type="string">
            <text:p text:style-name="P7">Tinjauan basis data relasional dan implementasi menggunakan JDBC di Java</text:p>
          </table:table-cell>
        </table:table-row>
        <table:table-row>
          <table:table-cell table:style-name="rencana-materi.A2" office:value-type="string">
            <text:p text:style-name="P14">8</text:p>
          </table:table-cell>
          <table:table-cell table:style-name="rencana-materi.B2" office:value-type="string">
            <text:p text:style-name="P7">Pengertian NoSQL dan implementasi pada Java dengan menggunakan MongoDB</text:p>
          </table:table-cell>
        </table:table-row>
        <table:table-row>
          <table:table-cell table:style-name="rencana-materi.A2" office:value-type="string">
            <text:p text:style-name="P14">9</text:p>
          </table:table-cell>
          <table:table-cell table:style-name="rencana-materi.B2" office:value-type="string">
            <text:p text:style-name="P7">Konsep Big Data dan <text:span text:style-name="T7">Instalasi Hadoop</text:span></text:p>
          </table:table-cell>
        </table:table-row>
        <table:table-row>
          <table:table-cell table:style-name="rencana-materi.A2" office:value-type="string">
            <text:p text:style-name="P14">10</text:p>
          </table:table-cell>
          <table:table-cell table:style-name="rencana-materi.B2" office:value-type="string">
            <text:p text:style-name="P12">Implementasi Big Data pada Pemrograman Java</text:p>
          </table:table-cell>
        </table:table-row>
        <table:table-row>
          <table:table-cell table:style-name="rencana-materi.A2" office:value-type="string">
            <text:p text:style-name="P13">1<text:span text:style-name="T8">1</text:span></text:p>
          </table:table-cell>
          <table:table-cell table:style-name="rencana-materi.B2" office:value-type="string">
            <text:p text:style-name="P7">Implementasi multimedia pada Java</text:p>
          </table:table-cell>
        </table:table-row>
        <table:table-row>
          <table:table-cell table:style-name="rencana-materi.A2" office:value-type="string">
            <text:p text:style-name="P6">1<text:span text:style-name="T8">2</text:span></text:p>
          </table:table-cell>
          <table:table-cell table:style-name="rencana-materi.B2" office:value-type="string">
            <text:p text:style-name="P7">Implementasi internasionalisasi pada Java</text:p>
          </table:table-cell>
        </table:table-row>
        <table:table-row>
          <table:table-cell table:style-name="rencana-materi.A2" office:value-type="string">
            <text:p text:style-name="P6">1<text:span text:style-name="T8">3</text:span></text:p>
          </table:table-cell>
          <table:table-cell table:style-name="rencana-materi.B2" office:value-type="string">
            <text:p text:style-name="P7">Implementasi kriptografi pada Java</text:p>
          </table:table-cell>
        </table:table-row>
        <table:table-row>
          <table:table-cell table:style-name="rencana-materi.A2" office:value-type="string">
            <text:p text:style-name="P6">1<text:span text:style-name="T8">4</text:span></text:p>
          </table:table-cell>
          <table:table-cell table:style-name="rencana-materi.B2" office:value-type="string">
            <text:p text:style-name="P7">Implementasi pemrograman serial communication pada Java</text:p>
          </table:table-cell>
        </table:table-row>
      </table:table>
      <text:list xml:id="list142236728469394" text:continue-numbering="true" text:style-name="L1">
        <text:list-item>
          <text:list>
            <text:list-header>
              <text:p text:style-name="P26"/>
            </text:list-header>
            <text:list-item>
              <text:p text:style-name="P20">Durasi waktu perkuliahan maksimal adalah 50 menit x 3 sks.</text:p>
            </text:list-item>
            <text:list-item>
              <text:p text:style-name="P20">Hadir maksimal 20 menit dari jadwal (sesuai dengan jam yang ada di prodi)</text:p>
            </text:list-item>
            <text:list-item>
              <text:p text:style-name="P20">Jika hadir melewati 20 menit, <text:span text:style-name="T6">dapat mengikuti kegiatan perkuliahan dengan mendapatkan tugas (nilai tugas tambahan bukan sebagai penambah nilai akhir).</text:span></text:p>
            </text:list-item>
            <text:list-item>
              <text:p text:style-name="P21">Jika dosen hadir melewati 30 menit, maka perhitungan durasi waktu perkuliahan dimulai sejak dosen masuk kelas.</text:p>
            </text:list-item>
            <text:list-item>
              <text:p text:style-name="P21">Jika berhalangan hadir dikarenakan sakit atau kecelakaan, maka perijinan hanya dapat dilakukan melalui SMS ke dosen dengan surat keterangan dokter menyusul.</text:p>
            </text:list-item>
            <text:list-item>
              <text:p text:style-name="P21">Jika berhalangan hadir karena tugas dari instansi, maka perijinan hanya dapat dilakukan menggunakan surat resmi dari instansi tersebut.</text:p>
            </text:list-item>
            <text:list-item>
              <text:p text:style-name="P21">Nilai kehadiran memberi kontribusi 10% terhadap nilai akhir.</text:p>
            </text:list-item>
          </text:list>
        </text:list-item>
        <text:list-item>
          <text:p text:style-name="P17">Tugas</text:p>
          <text:list>
            <text:list-item>
              <text:p text:style-name="P19">Tugas latihan dikerjakan dalam bentuk file <text:span text:style-name="T1">source code</text:span><text:span text:style-name="T2"> dan dikirimkan melalui </text:span><text:span text:style-name="T3">email dalam bentuk PDF.</text:span></text:p>
            </text:list-item>
            <text:list-item>
              <text:p text:style-name="P22">Nilai tugas memberi kontribusi 20% terhadap nilai akhir.</text:p>
            </text:list-item>
          </text:list>
        </text:list-item>
        <text:list-item>
          <text:p text:style-name="P17">Ujian Tengah Semester</text:p>
          <text:list>
            <text:list-item>
              <text:p text:style-name="P21">Ujian Tengah Semester dilaksanakan seusai pertemuan ke-7.</text:p>
            </text:list-item>
            <text:list-item>
              <text:p text:style-name="P21">Sarat mengikuti Ujian Tengah Semester adalah kehadiran minimal 6 kali pertemuan <text:soft-page-break/>(tidak termasuk berhalangan hadir karena alasan selain sakit/kecelakaan). Jika kehadiran kurang dari 6 kali <text:span text:style-name="T4">dan tetap hadir saat Ujian Tengah Semester, maka tetap tidak akan mendapatkan nilai Ujian Tengah Semester</text:span></text:p>
            </text:list-item>
            <text:list-item>
              <text:p text:style-name="P23">Bagi mahasiswa yang mendapat nilai Tugas Latihan melampaui 60 seusai pertemuan ke-7, akan mendapat nilai sempurna pada nilai Ujian Tengah Semester.</text:p>
            </text:list-item>
            <text:list-item>
              <text:p text:style-name="P24">Nilai Ujian Tengah Semester memberi kontribusi 30% terhadap nilai akhir.</text:p>
            </text:list-item>
          </text:list>
        </text:list-item>
        <text:list-item>
          <text:p text:style-name="P17">Ujian Akhir Semester</text:p>
          <text:list>
            <text:list-item>
              <text:p text:style-name="P23">Ujian Akhir Semester dilaksanakan seusai pertemuan ke-<text:span text:style-name="T7">14</text:span></text:p>
            </text:list-item>
            <text:list-item>
              <text:p text:style-name="P23">Ujian Akhir Semester berbentuk project.</text:p>
            </text:list-item>
            <text:list-item>
              <text:p text:style-name="P23">Sarat mengikuti Ujian Akhir Semester adalah kehadiran minimal 1<text:span text:style-name="T8">2</text:span> kali pertemuan (tidak termasuk berhalangan hadir karena alasan selain sakit / kecelakaan).</text:p>
            </text:list-item>
            <text:list-item>
              <text:p text:style-name="P23">Bagi mahasiswa yang mendapat total nilai tugas latihan melampaui 1<text:span text:style-name="T9">1</text:span>0 seusai pertemuan ke-1<text:span text:style-name="T8">4</text:span>, <text:span text:style-name="T5">akan mendapatkan nilai penunjang pada nilai Ujian Akhir Semester.</text:span></text:p>
            </text:list-item>
            <text:list-item>
              <text:p text:style-name="P25">Nilai Ujian Akhir Semester memberi kontribusi 40% terhadap nilai akhir.</text:p>
              <text:p text:style-name="P27">Demikian poin-poin yang telah kami sepakati bersama dengan dosen pengampu untuk dapat dilaksanakan selama proses perkuliahan pada semester genap.</text:p>
            </text:list-item>
          </text:list>
        </text:list-item>
      </text:list>
      <text:p text:style-name="P3"/>
      <text:p text:style-name="P5">Tegal, <text:s text:c="7"/><text:span text:style-name="T10">Maret</text:span> 2017</text:p>
      <table:table table:name="ttd-komting" table:style-name="ttd-komting">
        <table:table-column table:style-name="ttd-komting.A"/>
        <table:table-column table:style-name="ttd-komting.B"/>
        <table:table-row>
          <table:table-cell table:style-name="ttd-komting.A1" office:value-type="string">
            <text:p text:style-name="P10">Perwakilan semester IV <text:span text:style-name="T10">C</text:span></text:p>
            <text:p text:style-name="P10">Nama</text:p>
          </table:table-cell>
          <table:table-cell table:style-name="ttd-komting.A1" office:value-type="string">
            <text:p text:style-name="P8"/>
            <text:p text:style-name="P10">Tanda Tanga<text:span text:style-name="T6">n</text:span></text:p>
          </table:table-cell>
        </table:table-row>
        <table:table-row>
          <table:table-cell table:style-name="ttd-komting.A1" office:value-type="string">
            <text:list xml:id="list5096071459773865294" text:style-name="L2">
              <text:list-header>
                <text:p text:style-name="P28"/>
              </text:list-header>
              <text:list-item>
                <text:p text:style-name="P28">…</text:p>
                <text:p text:style-name="P28"/>
              </text:list-item>
              <text:list-item>
                <text:p text:style-name="P28">…</text:p>
                <text:p text:style-name="P28"/>
              </text:list-item>
              <text:list-item>
                <text:p text:style-name="P28">…</text:p>
              </text:list-item>
            </text:list>
          </table:table-cell>
          <table:table-cell table:style-name="ttd-komting.A1" office:value-type="string">
            <text:p text:style-name="P8"/>
            <text:p text:style-name="P8">…...................................</text:p>
            <text:p text:style-name="P8"/>
            <text:p text:style-name="P9">…...................................</text:p>
            <text:p text:style-name="P9"/>
            <text:p text:style-name="P9">…...................................</text:p>
          </table:table-cell>
        </table:table-row>
      </table:table>
      <text:p text:style-name="P5"/>
      <text:p text:style-name="P4">Mengetahui,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Dosen Pengampu</text:p>
            <text:p text:style-name="P11"/>
            <text:p text:style-name="P11"/>
            <text:p text:style-name="P11"/>
            <text:p text:style-name="P11"/>
            <text:p text:style-name="P11">Priyanto Tamami, S.Kom</text:p>
          </table:table-cell>
          <table:table-cell table:style-name="Table1.A1" office:value-type="string">
            <text:p text:style-name="P11">Kaprodi DIV Teknik Informatika</text:p>
            <text:p text:style-name="P11"/>
            <text:p text:style-name="P11"/>
            <text:p text:style-name="P11"/>
            <text:p text:style-name="P11"/>
            <text:p text:style-name="P11">Ginanjar Wiro Sasmito, M.Kom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02-27T20:43:07.578708679</meta:creation-date>
    <dc:date>2017-03-01T21:50:45.322842020</dc:date>
    <meta:editing-duration>PT2H14M32S</meta:editing-duration>
    <meta:editing-cycles>12</meta:editing-cycles>
    <meta:generator>LibreOffice/5.1.4.2$Linux_X86_64 LibreOffice_project/10m0$Build-2</meta:generator>
    <dc:creator>P Tamami</dc:creator>
    <meta:document-statistic meta:table-count="3" meta:image-count="0" meta:object-count="0" meta:page-count="2" meta:paragraph-count="71" meta:word-count="497" meta:character-count="3518" meta:non-whitespace-character-count="3087"/>
  </office:meta>
</office:document-meta>
</file>